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E1000000960EEEED46CFC5B72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magine1" text:anchor-type="char" svg:width="14.54cm" svg:height="9.82cm" draw:z-index="0"><draw:image xlink:href="Pictures/1000000100000E1000000960EEEED46CFC5B72B4.png" xlink:type="simple" xlink:show="embed" xlink:actuate="onLoad" draw:mime-type="image/png"/></draw:frame><draw:frame draw:style-name="fr1" draw:name="Immagine2" text:anchor-type="char" svg:x="1.558cm" svg:y="13.176cm" svg:width="14.54cm" svg:height="9.825cm" draw:z-index="1"><draw:image xlink:href="Pictures/1000000100000E1000000960EEEED46CFC5B72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4T11:23:15.496998695</meta:creation-date>
    <meta:print-date>2022-05-14T11:28:54.749761622</meta:print-date>
    <dc:date>2023-03-20T18:50:44.149923340</dc:date>
    <meta:editing-duration>PT13M24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